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Por qué es importante asegurar un servidor DNS?</text:p>
      <text:p text:style-name="P4"><text:span text:style-name="Strong_20_Emphasis"><text:span text:style-name="T2">Respuesta 1:</text:span></text:span> Es importante asegurar un servidor DNS para prevenir ataques y garantizar la integridad y la disponibilidad de los servicios DNS.</text:p>
      <text:p text:style-name="P4"><text:span text:style-name="Strong_20_Emphasis"><text:span text:style-name="T2">Pregunta 2:</text:span></text:span> ¿Qué es DNSSEC y cuál es su función?</text:p>
      <text:p text:style-name="P4"><text:span text:style-name="Strong_20_Emphasis"><text:span text:style-name="T2">Respuesta 2:</text:span></text:span> DNSSEC (DNS Security Extensions) es un conjunto de extensiones de seguridad para DNS que firma digitalmente los registros DNS para protegerlos contra ataques de suplantación.</text:p>
      <text:p text:style-name="P4"><text:span text:style-name="Strong_20_Emphasis"><text:span text:style-name="T2">Pregunta 3:</text:span></text:span> ¿Cuál es el propósito de DNSSEC?</text:p>
      <text:p text:style-name="P4"><text:span text:style-name="Strong_20_Emphasis"><text:span text:style-name="T2">Respuesta 3:</text:span></text:span> El propósito de DNSSEC es aumentar la seguridad y la autenticidad de las consultas DNS y garantizar que los datos DNS no se hayan modificado en tránsito.</text:p>
      <text:p text:style-name="P4"><text:span text:style-name="Strong_20_Emphasis"><text:span text:style-name="T2">Pregunta 4:</text:span></text:span> ¿Qué tipo de registros DNS se utilizan en DNSSEC?</text:p>
      <text:p text:style-name="P4"><text:span text:style-name="Strong_20_Emphasis"><text:span text:style-name="T2">Respuesta 4:</text:span></text:span> DNSSEC utiliza registros RRSIG (Resource Record Signature) para firmar registros DNS y registros DS (Delegation Signer) para establecer confianza en las claves públicas.</text:p>
      <text:p text:style-name="P4"><text:span text:style-name="Strong_20_Emphasis"><text:span text:style-name="T2">Pregunta 5:</text:span></text:span> ¿Cómo se habilita DNSSEC en un servidor DNS BIND?</text:p>
      <text:p text:style-name="P4"><text:span text:style-name="Strong_20_Emphasis"><text:span text:style-name="T2">Respuesta 5:</text:span></text:span> Para habilitar DNSSEC en BIND, debes configurar las claves KSK (Key Signing Key) y ZSK (Zone Signing Key) y firmar la zona con el comando "dnssec-signzone".</text:p>
      <text:p text:style-name="P4"><text:span text:style-name="Strong_20_Emphasis"><text:span text:style-name="T2">Pregunta 6:</text:span></text:span> ¿Qué es DANE (DNS-Based Authentication of Named Entities) y cuál es su función?</text:p>
      <text:p text:style-name="P4"><text:span text:style-name="Strong_20_Emphasis"><text:span text:style-name="T2">Respuesta 6:</text:span></text:span> DANE utiliza registros DNS para asociar certificados TLS/SSL con nombres de dominio, lo que mejora la autenticación y la seguridad de las conexiones cifradas.</text:p>
      <text:p text:style-name="P4"><text:span text:style-name="Strong_20_Emphasis"><text:span text:style-name="T2">Pregunta 7:</text:span></text:span> ¿Cómo se implementa DANE en un servidor DNS?</text:p>
      <text:p text:style-name="P4"><text:span text:style-name="Strong_20_Emphasis"><text:span text:style-name="T2">Respuesta 7:</text:span></text:span> Para implementar DANE en un servidor DNS, debes agregar registros TLSA (Transport Layer Security Authentication) a la zona DNS correspondiente.</text:p>
      <text:p text:style-name="P4"><text:span text:style-name="Strong_20_Emphasis"><text:span text:style-name="T2">Pregunta 8:</text:span></text:span> ¿Qué es la prevención de amplificación de consultas DNS y por qué es importante?</text:p>
      <text:p text:style-name="P4"><text:span text:style-name="Strong_20_Emphasis"><text:span text:style-name="T2">Respuesta 8:</text:span></text:span> La prevención de amplificación de consultas DNS es importante para evitar que los atacantes utilicen servidores DNS para lanzar ataques de amplificación y sobrecargar redes.</text:p>
      <text:p text:style-name="P4"><text:span text:style-name="Strong_20_Emphasis"><text:span text:style-name="T2">Pregunta 9:</text:span></text:span> ¿Qué medidas se pueden tomar para prevenir la amplificación de consultas DNS?</text:p>
      <text:p text:style-name="P4"><text:span text:style-name="Strong_20_Emphasis"><text:span text:style-name="T2">Respuesta 9:</text:span></text:span> Para prevenir la amplificación de consultas DNS, se pueden limitar las consultas recursivas, configurar listas negras y utilizar servidores DNS bien configurados.</text:p>
      <text:p text:style-name="P4"><text:soft-page-break/><text:span text:style-name="Strong_20_Emphasis"><text:span text:style-name="T2">Pregunta 10:</text:span></text:span> ¿Qué es la encriptación entre servidores DNS (DNS over TLS) y cómo se implementa?</text:p>
      <text:p text:style-name="P4"><text:span text:style-name="Strong_20_Emphasis"><text:span text:style-name="T2">Respuesta 10:</text:span></text:span> La encriptación entre servidores DNS (DNS over TLS) cifra las comunicaciones entre servidores DNS. Se implementa configurando servidores DNS para que admitan TLS y utilizando certificados.</text:p>
      <text:p text:style-name="P4"><text:span text:style-name="Strong_20_Emphasis"><text:span text:style-name="T2">Pregunta 11:</text:span></text:span> ¿Cuál es la importancia de la autenticación y la autorización en un servidor DNS?</text:p>
      <text:p text:style-name="P4"><text:span text:style-name="Strong_20_Emphasis"><text:span text:style-name="T2">Respuesta 11:</text:span></text:span> La autenticación y la autorización son importantes para garantizar que solo los usuarios y sistemas autorizados puedan realizar consultas DNS y realizar cambios en la configuración.</text:p>
      <text:p text:style-name="P4"><text:span text:style-name="Strong_20_Emphasis"><text:span text:style-name="T2">Pregunta 12:</text:span></text:span> ¿Qué es el control de acceso en un servidor DNS y cómo se configura?</text:p>
      <text:p text:style-name="P4"><text:span text:style-name="Strong_20_Emphasis"><text:span text:style-name="T2">Respuesta 12:</text:span></text:span> El control de acceso en un servidor DNS implica definir reglas para permitir o denegar consultas y actualizaciones. Se configura utilizando ACLs (Listas de Control de Acceso) en BIND.</text:p>
      <text:p text:style-name="P4"><text:span text:style-name="Strong_20_Emphasis"><text:span text:style-name="T2">Pregunta 13:</text:span></text:span> ¿Qué es la prevención de ataques de denegación de servicio (DoS) en un servidor DNS?</text:p>
      <text:p text:style-name="P4"><text:span text:style-name="Strong_20_Emphasis"><text:span text:style-name="T2">Respuesta 13:</text:span></text:span> La prevención de ataques DoS en un servidor DNS implica tomar medidas para mitigar ataques que intenten sobrecargar el servidor y hacer que no responda a las consultas legítimas.</text:p>
      <text:p text:style-name="P4"><text:span text:style-name="Strong_20_Emphasis"><text:span text:style-name="T2">Pregunta 14:</text:span></text:span> ¿Cómo se puede implementar la prevención de DoS en un servidor DNS?</text:p>
      <text:p text:style-name="P4"><text:span text:style-name="Strong_20_Emphasis"><text:span text:style-name="T2">Respuesta 14:</text:span></text:span> Se puede implementar la prevención de DoS configurando límites de consultas por segundo, utilizando servicios de mitigación de ataques y monitoreando el tráfico DNS.</text:p>
      <text:p text:style-name="P4"><text:span text:style-name="Strong_20_Emphasis"><text:span text:style-name="T2">Pregunta 15:</text:span></text:span> ¿Qué es el envenenamiento de caché DNS y cómo se puede prevenir?</text:p>
      <text:p text:style-name="P4"><text:span text:style-name="Strong_20_Emphasis"><text:span text:style-name="T2">Respuesta 15:</text:span></text:span> El envenenamiento de caché DNS es un ataque en el que se corrompen las respuestas DNS en la caché. Se previene utilizando la validación DNSSEC y configurando servidores DNS de manera segura.</text:p>
      <text:p text:style-name="P4"><text:span text:style-name="Strong_20_Emphasis"><text:span text:style-name="T2">Pregunta 16:</text:span></text:span> ¿Qué es RPZ (Response Policy Zone) y cuál es su función en un servidor DNS?</text:p>
      <text:p text:style-name="P4"><text:span text:style-name="Strong_20_Emphasis"><text:span text:style-name="T2">Respuesta 16:</text:span></text:span> RPZ es una tecnología que permite a los administradores de DNS controlar y bloquear consultas DNS a sitios web maliciosos o no deseados, mejorando la seguridad.</text:p>
      <text:p text:style-name="P4"><text:span text:style-name="Strong_20_Emphasis"><text:span text:style-name="T2">Pregunta 17:</text:span></text:span> ¿Qué es la redirección de DNS y cuál es su uso?</text:p>
      <text:p text:style-name="P4"><text:span text:style-name="Strong_20_Emphasis"><text:span text:style-name="T2">Respuesta 17:</text:span></text:span> La redirección de DNS es la práctica de redirigir consultas DNS a servidores DNS específicos. Se utiliza para aplicar políticas de seguridad y privacidad.</text:p>
      <text:p text:style-name="P4"><text:soft-page-break/><text:span text:style-name="Strong_20_Emphasis"><text:span text:style-name="T2">Pregunta 18:</text:span></text:span> ¿Qué es la segregación de funciones en la administración de DNS y por qué es importante?</text:p>
      <text:p text:style-name="P4"><text:span text:style-name="Strong_20_Emphasis"><text:span text:style-name="T2">Respuesta 18:</text:span></text:span> La segregación de funciones implica asignar roles específicos a diferentes personas o equipos en la administración de DNS para mejorar la seguridad y la gobernabilidad.</text:p>
      <text:p text:style-name="P4"><text:span text:style-name="Strong_20_Emphasis"><text:span text:style-name="T2">Pregunta 19:</text:span></text:span> ¿Qué es la auditoría de registros de DNS y cuál es su propósito?</text:p>
      <text:p text:style-name="P4"><text:span text:style-name="Strong_20_Emphasis"><text:span text:style-name="T2">Respuesta 19:</text:span></text:span> La auditoría de registros de DNS implica el seguimiento y la revisión de registros DNS para detectar actividades sospechosas o cambios no autorizados en la configuración.</text:p>
      <text:p text:style-name="P4"><text:span text:style-name="Strong_20_Emphasis"><text:span text:style-name="T2">Pregunta 20:</text:span></text:span> ¿Cómo se puede implementar la auditoría de registros de DNS en un servidor DNS?</text:p>
      <text:p text:style-name="P4"><text:span text:style-name="Strong_20_Emphasis"><text:span text:style-name="T2">Respuesta 20:</text:span></text:span> Se puede implementar la auditoría configurando registros de auditoría y utilizando herramientas de monitoreo y análisis de registros DN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Servidor de nombres de dominio </text:p>
        <text:p text:style-name="MP2">Securización del servidor DNS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5:05:03.922491847</dc:date>
    <meta:editing-duration>PT7H53M37S</meta:editing-duration>
    <meta:editing-cycles>111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825" meta:character-count="5166" meta:non-whitespace-character-count="4383"/>
  </office:meta>
</office:document-meta>
</file>